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language="de" fo:country="DE" style:font-size-asian="24pt" style:font-size-complex="24pt"/>
    </style:style>
    <style:style style:name="P2" style:family="paragraph" style:parent-style-name="Standard">
      <style:text-properties style:font-name="Cantarell" fo:font-size="36pt" fo:language="de" fo:country="DE" officeooo:rsid="001b1f52" officeooo:paragraph-rsid="001b1f52" style:font-size-asian="36pt" style:font-size-complex="36pt"/>
    </style:style>
    <style:style style:name="P3" style:family="paragraph" style:parent-style-name="Standard">
      <style:text-properties style:font-name="Cantarell" fo:font-size="24pt" fo:language="de" fo:country="DE" style:font-size-asian="24pt" style:font-size-complex="24pt"/>
    </style:style>
    <style:style style:name="P4" style:family="paragraph" style:parent-style-name="Standard">
      <style:paragraph-properties fo:margin-top="0.0791in" fo:margin-bottom="0.0791in" loext:contextual-spacing="false">
        <style:tab-stops>
          <style:tab-stop style:position="1.4374in"/>
        </style:tab-stops>
      </style:paragraph-properties>
      <style:text-properties style:font-name="Cantarell" fo:font-size="10pt" fo:language="de" fo:country="DE" officeooo:rsid="001b1f52" officeooo:paragraph-rsid="001b1f52" style:font-size-asian="10pt" style:font-size-complex="10pt"/>
    </style:style>
    <style:style style:name="P5" style:family="paragraph" style:parent-style-name="Standard">
      <style:paragraph-properties fo:margin-top="0.0791in" fo:margin-bottom="0.0791in" loext:contextual-spacing="false">
        <style:tab-stops>
          <style:tab-stop style:position="1.4374in"/>
        </style:tab-stops>
      </style:paragraph-properties>
      <style:text-properties style:font-name="Cantarell" fo:font-size="10pt" fo:language="de" fo:country="DE" officeooo:rsid="001d14e8" officeooo:paragraph-rsid="001d14e8" style:font-size-asian="10pt" style:font-size-complex="10pt"/>
    </style:style>
    <style:style style:name="T1" style:family="text">
      <style:text-properties officeooo:rsid="001b1f52"/>
    </style:style>
    <style:style style:name="T2" style:family="text">
      <style:text-properties officeooo:rsid="001e5e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Karteikarten <text:span text:style-name="T1">Management</text:span> und Abfrage System</text:p>
      <text:p text:style-name="P3"/>
      <text:p text:style-name="P2">Software Anforderungs-</text:p>
      <text:p text:style-name="P2">Spezifikation</text:p>
      <text:p text:style-name="P2"/>
      <text:p text:style-name="P4">Name<text:tab/>Neuland</text:p>
      <text:p text:style-name="P4">Zusammenfassung<text:tab/>Neuland erlaubt das managen und erzeugen von Karteikarten<text:line-break/><text:tab/>die später abgefragt werden können.</text:p>
      <text:p text:style-name="P5">Programmiersprache<text:tab/>C++</text:p>
      <text:p text:style-name="P5">Frameworks<text:tab/>Qt5</text:p>
      <text:p text:style-name="P4">Schüler<text:tab/>Jan Drögehoff<text:line-break/><text:tab/><text:span text:style-name="T2">A B</text:span><text:line-break/><text:tab/><text:span text:style-name="T2">X Y</text:span></text:p>
      <text:p text:style-name="P5">Version<text:tab/>1.0.0</text:p>
      <text:p text:style-name="P5">Datum<text:tab/>09.03.201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9T23:14:24.100449330</meta:creation-date>
    <dc:date>2019-03-10T01:10:09.899644731</dc:date>
    <meta:editing-duration>PT7M29S</meta:editing-duration>
    <meta:editing-cycles>2</meta:editing-cycles>
    <meta:generator>LibreOffice/6.1.5.2$Linux_X86_64 LibreOffice_project/10$Build-2</meta:generator>
    <meta:document-statistic meta:table-count="0" meta:image-count="0" meta:object-count="0" meta:page-count="1" meta:paragraph-count="10" meta:word-count="39" meta:character-count="295" meta:non-whitespace-character-count="263"/>
  </office:meta>
</office:document-meta>
</file>